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043021"/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043021"/>
    </style:style>
    <style:style style:name="P3" style:family="paragraph" style:parent-style-name="Standard">
      <style:text-properties style:font-name="Calibri" fo:font-size="10pt" officeooo:paragraph-rsid="00043021" style:font-size-asian="10pt" style:font-name-complex="Calibri1" style:font-size-complex="10pt"/>
    </style:style>
    <style:style style:name="P4" style:family="paragraph" style:parent-style-name="Standard" style:master-page-name="Standard">
      <style:paragraph-properties style:page-number="auto">
        <style:tab-stops>
          <style:tab-stop style:position="16.828cm" style:type="right"/>
        </style:tab-stops>
      </style:paragraph-properties>
      <style:text-properties officeooo:paragraph-rsid="00043021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fo:font-size="10pt" officeooo:rsid="00176734" style:font-size-asian="10pt" style:font-name-complex="Calibri1" style:font-size-complex="10pt"/>
    </style:style>
    <style:style style:name="T3" style:family="text">
      <style:text-properties style:font-name="Calibri" fo:font-size="10pt" officeooo:rsid="0025c68d" style:font-size-asian="10pt" style:font-name-complex="Calibri1" style:font-size-complex="10pt"/>
    </style:style>
    <style:style style:name="T4" style:family="text">
      <style:text-properties style:font-name="Calibri" fo:font-size="10pt" officeooo:rsid="00180d70" style:font-size-asian="10pt" style:font-name-complex="Calibri1" style:font-size-complex="10pt"/>
    </style:style>
    <style:style style:name="T5" style:family="text">
      <style:text-properties style:font-name="Calibri" fo:font-size="10pt" officeooo:rsid="00043021" style:font-size-asian="10pt" style:font-name-complex="Calibri1" style:font-size-complex="10pt"/>
    </style:style>
    <style:style style:name="T6" style:family="text">
      <style:text-properties style:font-name="Calibri" fo:font-size="10pt" officeooo:rsid="0004ab88" style:font-size-asian="10pt" style:font-name-complex="Calibri1" style:font-size-complex="10pt"/>
    </style:style>
    <style:style style:name="T7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8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9" style:family="text">
      <style:text-properties style:font-name="Calibri" style:text-underline-style="solid" style:text-underline-width="auto" style:text-underline-color="font-color" fo:font-weight="bold" officeooo:rsid="00043021" style:font-weight-asian="bold" style:font-name-complex="Calibri1"/>
    </style:style>
    <style:style style:name="T10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11" style:family="text">
      <style:text-properties style:font-name="Cambria Math" fo:font-size="10pt" style:font-size-asian="10pt" style:font-name-complex="Cambria Math1" style:font-size-complex="10pt"/>
    </style:style>
    <style:style style:name="fr1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EXERCICE 1 :</text:span><text:span text:style-name="T10"> </text:span></text:p>
      <text:p text:style-name="P2"><text:span text:style-name="T1">La fonction </text:span><draw:frame draw:style-name="fr2" draw:name="1" text:anchor-type="as-char" svg:width="0.205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<text:s/>est définie sur </text:span><text:span text:style-name="T11">ℝ</text:span><text:span text:style-name="T1"> \ <text:s/>{ -</text:span><text:span text:style-name="T5">5/</text:span><text:span text:style-name="T3">4</text:span><text:span text:style-name="T1"> } <text:s/>par </text:span><text:span text:style-name="T1"><draw:frame draw:style-name="fr3" draw:name="Object3" text:anchor-type="as-char" svg:y="-0.681cm" svg:width="2.589cm" svg:height="1.05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<text:s text:c="2"/>et on note </text:span><draw:frame draw:style-name="fr2" draw:name="3" text:anchor-type="as-char" svg:width="0.429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"><text:s/>sa courbe représentative dans un repère orthogonal.</text:span></text:p>
      <text:p text:style-name="P3"/>
      <text:list xml:id="list2105223788" text:style-name="WWNum5">
        <text:list-item>
          <text:p text:style-name="P1"><text:span text:style-name="T1">Déterminer les coordonnées du ou des point(s) d’intersection de </text:span><draw:frame draw:style-name="fr2" draw:name="6" text:anchor-type="as-char" svg:width="0.429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et de l’axe des abscisses. <text:s/></text:span></text:p>
        </text:list-item>
        <text:list-item>
          <text:p text:style-name="P1"><text:span text:style-name="T1">Déterminer les coordonnées du point </text:span><text:span text:style-name="T5">A : </text:span><text:span text:style-name="T1">intersection de </text:span><draw:frame draw:style-name="fr2" draw:name="7" text:anchor-type="as-char" svg:width="0.429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1">et de l’axe des ordonnées.</text:span></text:p>
        </text:list-item>
        <text:list-item>
          <text:p text:style-name="P1"><text:span text:style-name="T2">Déterminer les points d’intersection de </text:span><text:span text:style-name="T1"><text:s/></text:span><draw:frame draw:style-name="fr2" draw:name="10" text:anchor-type="as-char" svg:width="0.429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<text:span text:style-name="T4">avec la </text:span><text:span text:style-name="T1">droite d’équation </text:span><text:bookmark text:name="_GoBack"/><text:span text:style-name="T1"><text:s/></text:span><draw:frame draw:style-name="fr4" draw:name="11" text:anchor-type="as-char" svg:y="-0.377cm" svg:width="1.416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<text:s/>.</text:span></text:p>
        </text:list-item>
        <text:list-item>
          <text:p text:style-name="P1"><text:span text:style-name="T2">Déterminer </text:span><text:span text:style-name="T5">la droite qui passe par le point A et le point B(1/2 ;3/4).</text:span></text:p>
        </text:list-item>
        <text:list-item>
          <text:p text:style-name="P1"><text:span text:style-name="T2">Étudier</text:span><text:span text:style-name="T1"> le signe de </text:span><text:span text:style-name="T1"><draw:frame draw:style-name="fr1" draw:name="Object1" text:anchor-type="as-char" svg:width="0.961cm" svg:height="0.5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. </text:span></text:p>
        </text:list-item>
      </text:list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>EXERCICE </text:span><text:span text:style-name="T9">2</text:span><text:span text:style-name="T8"> :</text:span><text:span text:style-name="T10"> </text:span></text:p>
      <text:p text:style-name="P2"><text:span text:style-name="T1">La fonction </text:span><draw:frame draw:style-name="fr2" draw:name="Object4" text:anchor-type="as-char" svg:width="0.20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"><text:s/>est définie sur </text:span><text:span text:style-name="T11">ℝ</text:span><text:span text:style-name="T1"> \ <text:s/>{ </text:span><text:span text:style-name="T5">2</text:span><text:span text:style-name="T1"> } <text:s/>par </text:span><text:span text:style-name="T1"><draw:frame draw:style-name="fr3" draw:name="Object5" text:anchor-type="as-char" svg:y="-0.681cm" svg:width="3.119cm" svg:height="1.05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<text:s text:c="2"/>et on note </text:span><draw:frame draw:style-name="fr2" draw:name="Object6" text:anchor-type="as-char" svg:width="0.429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1"><text:s/>sa courbe représentative dans un repère orthogonal.</text:span></text:p>
      <text:p text:style-name="P3"/>
      <text:list xml:id="list135217624264654" text:continue-numbering="true" text:style-name="WWNum5">
        <text:list-item>
          <text:p text:style-name="P1"><text:span text:style-name="T1">Déterminer les coordonnées du ou des point(s) d’intersection de </text:span><draw:frame draw:style-name="fr2" draw:name="Object7" text:anchor-type="as-char" svg:width="0.429cm" svg:height="0.53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">et de l’axe des abscisses. <text:s/></text:span></text:p>
        </text:list-item>
        <text:list-item>
          <text:p text:style-name="P1"><text:span text:style-name="T1">Déterminer les coordonnées du point </text:span><text:span text:style-name="T5">A : </text:span><text:span text:style-name="T1">intersection de </text:span><draw:frame draw:style-name="fr2" draw:name="Object8" text:anchor-type="as-char" svg:width="0.429cm" svg:height="0.53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/><text:span text:style-name="T1">et de l’axe des ordonnées.</text:span></text:p>
        </text:list-item>
        <text:list-item>
          <text:p text:style-name="P1"><text:span text:style-name="T2">Déterminer les points d’intersection de </text:span><text:span text:style-name="T1"><text:s/></text:span><draw:frame draw:style-name="fr2" draw:name="Object9" text:anchor-type="as-char" svg:width="0.429cm" svg:height="0.53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/><text:span text:style-name="T4">avec la </text:span><text:span text:style-name="T1">droite d’équation </text:span><text:bookmark text:name="_GoBack1"/><text:span text:style-name="T1"><text:s/></text:span><draw:frame draw:style-name="fr4" draw:name="Object10" text:anchor-type="as-char" svg:y="-0.377cm" svg:width="1.672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"><text:s/>.</text:span></text:p>
        </text:list-item>
        <text:list-item>
          <text:p text:style-name="P1"><text:span text:style-name="T2">Déterminer </text:span><text:span text:style-name="T5">la droite qui passe par le point A et le point B(</text:span><text:span text:style-name="T6">2</text:span><text:span text:style-name="T5"> ;</text:span><text:span text:style-name="T6">1</text:span><text:span text:style-name="T5">).</text:span></text:p>
        </text:list-item>
        <text:list-item>
          <text:p text:style-name="P1"><text:span text:style-name="T2">Étudier</text:span><text:span text:style-name="T1"> le signe de </text:span><text:span text:style-name="T1"><draw:frame draw:style-name="fr1" draw:name="Object2" text:anchor-type="as-char" svg:width="0.961cm" svg:height="0.55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. </text:span></text:p>
        </text:list-item>
      </text:list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25:24.367156874</meta:creation-date>
    <dc:date>2019-12-05T13:52:16.360624369</dc:date>
    <meta:editing-duration>PT16M41S</meta:editing-duration>
    <meta:editing-cycles>1</meta:editing-cycles>
    <meta:document-statistic meta:table-count="0" meta:image-count="0" meta:object-count="16" meta:page-count="1" meta:paragraph-count="14" meta:word-count="172" meta:character-count="942" meta:non-whitespace-character-count="764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2</mn>
          </mrow>
        </mfrac>
      </mrow>
    </mrow>
    <annotation encoding="StarMath 5.0">f( x ) = {x^2-3x+2} over {x-2} </annotation>
  </semantics>
</math>
</file>

<file path=Object 12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13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4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5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1</mn>
      </mrow>
    </mrow>
    <annotation encoding="StarMath 5.0">y=2x-1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sup>
                <mi>x</mi>
                <mn>2</mn>
              </msup>
              <mo stretchy="false">−</mo>
              <mn>1</mn>
            </mrow>
          </mrow>
          <mrow>
            <mn>4</mn>
            <mrow>
              <mi>x</mi>
              <mo stretchy="false">+</mo>
              <mn>5</mn>
            </mrow>
          </mrow>
        </mfrac>
      </mrow>
    </mrow>
    <annotation encoding="StarMath 5.0">f( x ) = {2x^2-1} over {4x+5} </annotation>
  </semantics>
</math>
</file>

<file path=Object 4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5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6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7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i>x</mi>
        <mo stretchy="false">−</mo>
        <mn>1</mn>
      </mrow>
    </mrow>
    <annotation encoding="StarMath 5.0">y=x-1</annotation>
  </semantics>
</math>
</file>

<file path=Object 9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